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42.995cm"/>
    </style:style>
    <style:style style:name="co7" style:family="table-column">
      <style:table-column-properties fo:break-before="auto" style:column-width="22.278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2.582cm"/>
    </style:style>
    <style:style style:name="ro3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loc_numbers</text:p>
          </table:table-cell>
          <table:table-cell office:value-type="string">
            <text:p>names</text:p>
          </table:table-cell>
          <table:table-cell office:value-type="string">
            <text:p>set</text:p>
          </table:table-cell>
          <table:table-cell office:value-type="string">
            <text:p>in_set</text:p>
          </table:table-cell>
          <table:table-cell office:value-type="string">
            <text:p>Price</text:p>
          </table:table-cell>
          <table:table-cell office:value-type="string">
            <text:p>mortgage</text:p>
          </table:table-cell>
          <table:table-cell office:value-type="string">
            <text:p>rent</text:p>
          </table:table-cell>
          <table:table-cell office:value-type="string">
            <text:p>buildinng_cost</text:p>
          </table:table-cell>
          <table:table-cell office:value-type="string">
            <text:p>1_house</text:p>
          </table:table-cell>
          <table:table-cell office:value-type="string">
            <text:p>2_houses</text:p>
          </table:table-cell>
          <table:table-cell office:value-type="string">
            <text:p>3_houses</text:p>
          </table:table-cell>
          <table:table-cell office:value-type="string">
            <text:p>4_houses</text:p>
          </table:table-cell>
          <table:table-cell office:value-type="string">
            <text:p>hotel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 office:value-type="string">
            <text:p>Brown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 office:value-type="string">
            <text:p>Brown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 office:value-type="string">
            <text:p>Till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 office:value-type="string">
            <text:p>Till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 office:value-type="string">
            <text:p>Till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 office:value-type="string">
            <text:p>Magenta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 office:value-type="string">
            <text:p>Magenta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 office:value-type="string">
            <text:p>Magenta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 office:value-type="string">
            <text:p>Cya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 office:value-type="string">
            <text:p>Cyan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loc_numbers</text:p>
          </table:table-cell>
          <table:table-cell office:value-type="string">
            <text:p>names</text:p>
          </table:table-cell>
          <table:table-cell office:value-type="string">
            <text:p>set</text:p>
          </table:table-cell>
          <table:table-cell office:value-type="string">
            <text:p>in_set</text:p>
          </table:table-cell>
          <table:table-cell office:value-type="string">
            <text:p>Price</text:p>
          </table:table-cell>
          <table:table-cell office:value-type="string">
            <text:p>dice_multiplier_1</text:p>
          </table:table-cell>
          <table:table-cell office:value-type="string">
            <text:p>dice_multiplier_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office:value-type="string">
            <text:p>Utility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office:value-type="string">
            <text:p>Utility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oc_numbers</text:p>
          </table:table-cell>
          <table:table-cell office:value-type="string">
            <text:p>names</text:p>
          </table:table-cell>
          <table:table-cell office:value-type="string">
            <text:p>set</text:p>
          </table:table-cell>
          <table:table-cell office:value-type="string">
            <text:p>in_set</text:p>
          </table:table-cell>
          <table:table-cell office:value-type="string">
            <text:p>Price</text:p>
          </table:table-cell>
          <table:table-cell office:value-type="string">
            <text:p>1_station</text:p>
          </table:table-cell>
          <table:table-cell office:value-type="string">
            <text:p>2_stations</text:p>
          </table:table-cell>
          <table:table-cell office:value-type="string">
            <text:p>3_stations</text:p>
          </table:table-cell>
          <table:table-cell office:value-type="string">
            <text:p>4_station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Fields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3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covered-table-cell/>
          <table:table-cell table:style-name="ce5" table:number-columns-repeated="2"/>
          <table:covered-table-cell/>
          <table:table-cell table:style-name="ce8" table:number-columns-repeated="2"/>
          <table:covered-table-cell/>
          <table:table-cell table:style-name="ce8"/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/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/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table:number-columns-repeated="2"/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/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/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5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1"/>
          <table:table-cell office:value-type="string">
            <text:p>32 houses</text:p>
          </table:table-cell>
          <table:table-cell office:value-type="string">
            <text:p>12 hotels</text:p>
          </table:table-cell>
          <table:table-cell table:number-columns-repeated="4"/>
        </table:table-row>
      </table:table>
      <table:table table:name="Chance Card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Move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dvance to "Go". (Collect $200) (Mr. Monopoly hops on both feet.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Advance to Illinois Ave. {Avenue}. If you pass Go, collect $200. {Second sentence omitted.} (Mr. Monopoly has tied a cloth bundle onto his cane to make a bindle, carried over his right shoulder, and is smoking a cigar)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Advance to St. Charles Place. If you pass Go, collect $200. (Mr. Monopoly hurries along, hauling a little boy by the hand)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dvance token to nearest Utility. If unowned, you may buy it from the Bank. If owned, throw dice and pay owner a total 10 times the amount thrown. (Mr. Monopoly trudges along with a huge battleship token on his back)</text:p>
          </table:table-cell>
          <table:table-cell table:number-columns-repeated="3"/>
          <table:table-cell office:value-type="string">
            <text:p>Advance token to nearest Utility. If unowned, you may buy it from the Bank. If owned, throw dice and pay owner a total 10 times the amount thrown. 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Advance token to the nearest Railroad and pay owner twice the rental to which he/she {he} is otherwise entitled. If Railroad is unowned, you may buy it from the Bank. (There are 2 of these.) (At lower left, Mr. Monopoly carries a large flatiron token with two hands; at upper right a railroad crossing is seen)</text:p>
          </table:table-cell>
          <table:table-cell table:number-columns-repeated="3"/>
          <table:table-cell office:value-type="string">
            <text:p>Advance to Nearest Railroad, if not owned pay twice as much as you'd normally pa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Bank pays you dividend of $50. (With his feet up on a telephone-bearing desk, Mr. Monopoly leans back in an overstuffed chair, blowing cigar smoke rings)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<text:a xlink:href="https://monopoly.fandom.com/wiki/Get_out_of_Jail_Free_(card)">Get out of Jail Free</text:a>. This card may be kept until needed, or traded/sold. {This card may be kept until needed or sold/traded. Get Out of Jail Free.}{The first sentence is much smaller than the second} (Mr. Monopoly, in close-fitting one-piece prison stripes, is literally kicked out)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<text:a xlink:href="https://monopoly.fandom.com/wiki/Go_Back_3_Spaces">Go Back Three {3} Spaces</text:a>. (Mr. Monopoly is hauled back by a cane hooked around his neck) {Presumably an allusion to amateur nights at theaters}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go back 3 spaces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<text:a xlink:href="https://monopoly.fandom.com/wiki/Go_to_Jail_(card)">Go to Jail</text:a>. <text:a xlink:href="https://monopoly.fandom.com/wiki/Jail">Go directly to Jail</text:a>. Do not pass GO, do not collect $200. (A truncheon-carrying policeman in a dark-colored uniform hauls a surprised Mr Monopoly along by the feet)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Make general repairs on all your property: For each house pay $25, For each hotel {pay} $100.(Consulting a "How to Fix It" brochure, a hammer-wielding Mr. Monopoly sits astride a house not much larger than he is; it buckles under his weight)</text:p>
          </table:table-cell>
          <table:table-cell table:number-columns-repeated="3"/>
          <table:table-cell office:value-type="string">
            <text:p>Pay $25 feor each house, For each hotel $100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Pay poor tax of $15 (His trouser pockets pulled out to show them empty, Mr. Monopoly spreads his hands) (The video game version replaces this with Speeding fine $15, reportedly also in the UK version.)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Take a trip to Reading Railroad. {Take a ride on the Reading. Advance token and} If you pass Go, collect $200. (Mr. Monopoly rides astride the TOOTing engine of a train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Take a walk on the Boardwalk. Advance token to <text:a xlink:href="https://monopoly.fandom.com/wiki/Boardwalk">Boardwalk</text:a>. {Board Walk in both sentences} (Mr. Monopoly, a smallish dog hung over one arm, with the other pushes a squalling baby in a small pram; behind them, birds fly in the sky above a low fence)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You have been elected Chairman of the Board. Pay each player $50. (A newsboy shouts an Extra with Mr. Monopoly's headshot on its front page)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Your building {and} loan matures. Receive {Collect} $150. {Up until the 1980s a "building and loan" was a financial institution.} (Mr. Monopoly joyfully embraces an apparent wife)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You have won a crossword competition. Collect $100. {Not in the deck}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 table:number-rows-repeated="5">
          <table:table-cell/>
          <table:table-cell table:style-name="ce1"/>
          <table:table-cell table:number-columns-repeated="4"/>
        </table:table-row>
        <table:table-row table:style-name="ro1" table:number-rows-repeated="43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chest card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ance to "Go". (Collect $200) &lt;Mr. Monopoly goes to Go&gt;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k error in your favor. Collect $200. &lt;Mr. Monopoly falls back in astonishment as an arm presents a sheaf of cash out of a bank teller's window&gt;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tor's fees. {fee} Pay $50. &lt;Mr. Monopoly angrily brandishes crutches as he stomps with a leg cast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m sale of stock you get $50. {$45.} &lt;Mr. Monopoly, happily entangled in the tape of a stock ticker, waves cash (with no $ sign this time)&gt;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s://monopoly.fandom.com/wiki/Get_out_of_Jail_Free_(card)">Get Out of Jail Free</text:a>. {Get out of Jail, Free. in previous US editions} – This card may be kept until needed or sold/traded. &lt;A winged Mr. M flutters out of a bird cage&gt;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s://monopoly.fandom.com/wiki/Go_to_Jail_(card)">Go to Jail</text:a>. Go directly to jail. Do not pass Go, Do not collect $200. &lt;A truncheon-wielding policeman in a light-colored uniform lifts a surprised Mr Monopoly by the collar&gt;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rand Opera Night {Opening in previous US editions, not in the deck in UK editions}. Collect $50 from every player for opening night seats. &lt;A wall sign near steps reads "Opera Tonite - 8 PM Sharp"; Mr. Monopoly leans against it checking his pocket watch in annoyance&gt;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iday {Xmas} Fund matures. Receive {Collect} $100. &lt;Mr. Monopoly carries along a giant Xmas sock containing a sheaf of cash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come tax refund. Collect $20. &lt;Mr Monopoly faints back against a man displaying the Refund paper&gt;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t is {It's} your birthday. Collect $10 from every player. {Mr. Monopoly holds his gift and gets a M sign on the top of it.}</text:p>
          </table:table-cell>
          <table:table-cell table:number-columns-repeated="3"/>
          <table:table-cell office:value-type="string">
            <text:p>10 from every play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fe insurance matures – Collect $100 &lt;Below an I N S sign stands a bent Mr Monopoly, his long beard brushing the floor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spital Fees. Pay $50. {Pay hospital fees of $100.} {Pay hospital $100.} &lt;A bored nurse holds out her hand for payment while Mr. Monopoly holds 2 swaddled infants, one in each arm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hool fees. Pay $50. {Pay school fees {tax} of $150} &lt;A bespectacled schoolboy unhappily receives a head pat and a dime ((Rockefeller style) from Mr. Monopoly.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ceive $25 consultancy fee. {Receive for services $25.} &lt;As Justice of the Peace, a stern Mr. M holds out his hand for fee from an embarrassed groom whose bride hold a bouquet behind him&gt;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ou are assessed for street repairs: Pay $40 per house and $115 per hotel you own. &lt;Mr. Monopoly, supported by his near-ubiquitous cane in his left hand, holds a pick and shovel over his right shoulder&gt;</text:p>
          </table:table-cell>
          <table:table-cell table:number-columns-repeated="3"/>
          <table:table-cell office:value-type="string">
            <text:p>Pay 40 for each house aa5 hor each hot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ou have won second prize in a beauty contest. Collect $10. &lt;Mr. Monopoly preens with a sash and large bouquet&gt;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ou inherit $100. &lt;Mr Monopoly. holds his head as unseen people's hands offer brochures titled "Buy Yacht", "World Tour", and "Rolls Royce"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16">
          <table:table-cell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4">04/03/2023</text:date>, <text:time>20:11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3-03-04T20:11:06.36</dc:date>
    <dc:creator>Artur Szczypta</dc:creator>
    <meta:editing-duration>PT5H29M33S</meta:editing-duration>
    <meta:editing-cycles>14</meta:editing-cycles>
    <meta:generator>OpenOffice/4.1.6$Win32 OpenOffice.org_project/416m1$Build-9790</meta:generator>
    <meta:document-statistic meta:table-count="4" meta:cell-count="795" meta:object-count="0"/>
  </office:meta>
</office:document-meta>
</file>